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409e</text:p>
          </table:table-cell>
          <table:table-cell table:formula="of:=COM.MICROSOFT.CONCAT(&quot;0x&quot;; [.A1])" office:value-type="string" office:string-value="0x409e" calcext:value-type="string">
            <text:p>0x409e</text:p>
          </table:table-cell>
          <table:table-cell office:value-type="string" calcext:value-type="string">
            <text:p>the third-class cabin</text:p>
          </table:table-cell>
          <table:table-cell table:formula="of:=COM.MICROSOFT.CONCAT([.B1]; &quot;=&quot;; [.C1])" office:value-type="string" office:string-value="0x409e=the third-class cabin" calcext:value-type="string">
            <text:p>0x409e=the third-class cabin</text:p>
          </table:table-cell>
        </table:table-row>
        <table:table-row table:style-name="ro1">
          <table:table-cell office:value-type="string" calcext:value-type="string">
            <text:p>40c9</text:p>
          </table:table-cell>
          <table:table-cell table:formula="of:=COM.MICROSOFT.CONCAT(&quot;0x&quot;; [.A2])" office:value-type="string" office:string-value="0x40c9" calcext:value-type="string">
            <text:p>0x40c9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a1</text:p>
          </table:table-cell>
          <table:table-cell table:formula="of:=COM.MICROSOFT.CONCAT(&quot;0x&quot;; [.A3])" office:value-type="string" office:string-value="0x40a1" calcext:value-type="string">
            <text:p>0x40a1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ca</text:p>
          </table:table-cell>
          <table:table-cell table:formula="of:=COM.MICROSOFT.CONCAT(&quot;0x&quot;; [.A4])" office:value-type="string" office:string-value="0x40ca" calcext:value-type="string">
            <text:p>0x40ca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ac</text:p>
          </table:table-cell>
          <table:table-cell table:formula="of:=COM.MICROSOFT.CONCAT(&quot;0x&quot;; [.A5])" office:value-type="string" office:string-value="0x40ac" calcext:value-type="string">
            <text:p>0x40ac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ab</text:p>
          </table:table-cell>
          <table:table-cell table:formula="of:=COM.MICROSOFT.CONCAT(&quot;0x&quot;; [.A6])" office:value-type="string" office:string-value="0x40ab" calcext:value-type="string">
            <text:p>0x40ab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b3</text:p>
          </table:table-cell>
          <table:table-cell table:formula="of:=COM.MICROSOFT.CONCAT(&quot;0x&quot;; [.A7])" office:value-type="string" office:string-value="0x40b3" calcext:value-type="string">
            <text:p>0x40b3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ba</text:p>
          </table:table-cell>
          <table:table-cell table:formula="of:=COM.MICROSOFT.CONCAT(&quot;0x&quot;; [.A8])" office:value-type="string" office:string-value="0x40ba" calcext:value-type="string">
            <text:p>0x40ba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bc</text:p>
          </table:table-cell>
          <table:table-cell table:formula="of:=COM.MICROSOFT.CONCAT(&quot;0x&quot;; [.A9])" office:value-type="string" office:string-value="0x40bc" calcext:value-type="string">
            <text:p>0x40bc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a5</text:p>
          </table:table-cell>
          <table:table-cell table:formula="of:=COM.MICROSOFT.CONCAT(&quot;0x&quot;; [.A10])" office:value-type="string" office:string-value="0x40a5" calcext:value-type="string">
            <text:p>0x40a5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c2</text:p>
          </table:table-cell>
          <table:table-cell table:formula="of:=COM.MICROSOFT.CONCAT(&quot;0x&quot;; [.A11])" office:value-type="string" office:string-value="0x40c2" calcext:value-type="string">
            <text:p>0x40c2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b8</text:p>
          </table:table-cell>
          <table:table-cell table:formula="of:=COM.MICROSOFT.CONCAT(&quot;0x&quot;; [.A12])" office:value-type="string" office:string-value="0x40b8" calcext:value-type="string">
            <text:p>0x40b8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 office:value-type="string" calcext:value-type="string">
            <text:p>40b0</text:p>
          </table:table-cell>
          <table:table-cell table:formula="of:=COM.MICROSOFT.CONCAT(&quot;0x&quot;; [.A13])" office:value-type="string" office:string-value="0x40b0" calcext:value-type="string">
            <text:p>0x40b0</text:p>
          </table:table-cell>
          <table:table-cell office:value-type="string" calcext:value-type="string">
            <text:p>the third-class cabin</text:p>
          </table:table-cell>
          <table:table-cell/>
        </table:table-row>
        <table:table-row table:style-name="ro1">
          <table:table-cell/>
          <table:table-cell table:formula="of:=COM.MICROSOFT.CONCAT(&quot;0x&quot;; [.A1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1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1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1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1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1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2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3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4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5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6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7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8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79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0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1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2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3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4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5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6])" office:value-type="string" office:string-value="0x" calcext:value-type="string">
            <text:p>0x</text:p>
          </table:table-cell>
          <table:table-cell table:number-columns-repeated="2"/>
        </table:table-row>
        <table:table-row table:style-name="ro1">
          <table:table-cell/>
          <table:table-cell table:formula="of:=COM.MICROSOFT.CONCAT(&quot;0x&quot;; [.A87])" office:value-type="string" office:string-value="0x" calcext:value-type="string">
            <text:p>0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18:53:16.706000000</meta:creation-date>
    <dc:date>2020-02-18T19:04:08.206000000</dc:date>
    <meta:editing-duration>PT10M50S</meta:editing-duration>
    <meta:editing-cycles>2</meta:editing-cycles>
    <meta:generator>LibreOffice/6.3.4.2$Windows_X86_64 LibreOffice_project/60da17e045e08f1793c57c00ba83cdfce946d0aa</meta:generator>
    <meta:document-statistic meta:table-count="1" meta:cell-count="114" meta:object-count="0"/>
  </office:meta>
</office:document-meta>
</file>